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208f62" officeooo:paragraph-rsid="00208f6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261554" officeooo:paragraph-rsid="0026155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rsid="002a1879" officeooo:paragraph-rsid="002a1879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02bc50d" officeooo:paragraph-rsid="002bc50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officeooo:rsid="002dad45" officeooo:paragraph-rsid="002dad45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2fad96" officeooo:paragraph-rsid="002fad96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3078bb" officeooo:paragraph-rsid="003078b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2862b8" officeooo:paragraph-rsid="002862b8" style:font-size-asian="8.75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officeooo:rsid="002862b8" officeooo:paragraph-rsid="002862b8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8pt" officeooo:rsid="0023c2f7" officeooo:paragraph-rsid="0023c2f7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8pt" officeooo:rsid="001eb624" officeooo:paragraph-rsid="001eb624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fo:color="#009999" style:font-name="Courier 10 Pitch" fo:font-size="8pt" officeooo:rsid="0023c2f7" officeooo:paragraph-rsid="0023c2f7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61554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color="#0066ff" style:font-name="Courier 10 Pitch" fo:font-size="8pt" officeooo:rsid="00261554" officeooo:paragraph-rsid="002862b8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fo:color="#0066ff" style:font-name="Courier 10 Pitch" fo:font-size="8pt" officeooo:rsid="002862b8" officeooo:paragraph-rsid="002862b8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261554" officeooo:paragraph-rsid="002862b8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208f62" officeooo:paragraph-rsid="002862b8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2862b8" officeooo:paragraph-rsid="002862b8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261554" officeooo:paragraph-rsid="002862b8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208f62" officeooo:paragraph-rsid="00208f62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208f62" officeooo:paragraph-rsid="002a1879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2dad45" officeooo:paragraph-rsid="002dad45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officeooo:rsid="002dad45" officeooo:paragraph-rsid="003078bb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color="#3333ff" style:font-name="Courier 10 Pitch" fo:font-size="10pt" officeooo:rsid="003078bb" officeooo:paragraph-rsid="003078bb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0066ff" style:font-name="Courier 10 Pitch" fo:font-size="10pt" officeooo:rsid="003078bb" officeooo:paragraph-rsid="003078bb" style:font-size-asian="10pt" style:font-size-complex="10pt"/>
    </style:style>
    <style:style style:name="T1" style:family="text">
      <style:text-properties officeooo:rsid="00208f62"/>
    </style:style>
    <style:style style:name="T2" style:family="text">
      <style:text-properties officeooo:rsid="0023c2f7"/>
    </style:style>
    <style:style style:name="T3" style:family="text">
      <style:text-properties officeooo:rsid="002467db"/>
    </style:style>
    <style:style style:name="T4" style:family="text">
      <style:text-properties officeooo:rsid="002705a4"/>
    </style:style>
    <style:style style:name="T5" style:family="text">
      <style:text-properties officeooo:rsid="00286218"/>
    </style:style>
    <style:style style:name="T6" style:family="text">
      <style:text-properties officeooo:rsid="002862b8"/>
    </style:style>
    <style:style style:name="T7" style:family="text">
      <style:text-properties officeooo:rsid="002a1879"/>
    </style:style>
    <style:style style:name="T8" style:family="text">
      <style:text-properties officeooo:rsid="002bc50d"/>
    </style:style>
    <style:style style:name="T9" style:family="text">
      <style:text-properties officeooo:rsid="002dad45"/>
    </style:style>
    <style:style style:name="T10" style:family="text">
      <style:text-properties officeooo:rsid="002e31ec"/>
    </style:style>
    <style:style style:name="T11" style:family="text">
      <style:text-properties officeooo:rsid="003078bb"/>
    </style:style>
    <style:style style:name="T12" style:family="text">
      <style:text-properties officeooo:rsid="003262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2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2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<text:span text:style-name="T2">н</text:span>ого блока — байт 00 в самой первой позиции OOB каждой страницы блока. <text:span text:style-name="T2">В хороших блоках в этой позиции расположен FF, а все значения, отличные от FF, считаются признаком дефектного блока. </text:span>Но, поскольку квалкоммовцы используют свой формат хранения данных на флешке, то заводской маркер дефектного блока в устройствах, построен<text:span text:style-name="T2">н</text:span>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<text:span text:style-name="T2">е</text:span>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:</text:span></text:p>
      <text:p text:style-name="P2"/>
      <text:p text:style-name="P15">Положение маркера дефектных блоков: user+1d1</text:p>
      <text:p text:style-name="P14"/>
      <text:p text:style-name="P13">user — означает, что маркер находится в области данных сектора (если же он расположен в области OOB, <text:s text:c="2"/>как это делается на заводе, то вместо user будет указано spare). 1D1 — смещение от начала сектора до маркера.</text:p>
      <text:p text:style-name="P14"/>
      <text:p text:style-name="P3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<text:span text:style-name="T3">стерты</text:span>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3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3"/>
      <text:p text:style-name="P22">q<text:span text:style-name="T5">badblock</text:span> — <text:span text:style-name="T6">утилита для работы с дефектными блоками</text:span></text:p>
      <text:p text:style-name="P19"/>
      <text:p text:style-name="P11">Для поиска дефектных блоков, а также для управления маркерами отдельных блоков в составе комплекса имеется специальная уитлита — qbadblocks. Далее рассмотрены ее возможности.</text:p>
      <text:p text:style-name="P11"/>
      <text:p text:style-name="P19"><text:span text:style-name="T6">П</text:span>остроение списка заводских дефектных блоков </text:p>
      <text:p text:style-name="P4"/>
      <text:p text:style-name="P5">Программа q<text:span text:style-name="T5">badblock</text:span> позволяет быстро просканировать флешку на наличие заводских дефектных блоков, и составить их список. Для этого используется ключ -d:</text:p>
      <text:p text:style-name="P5"/>
      <text:p text:style-name="P16">$ ./<text:span text:style-name="T5">badblock</text:span> -d</text:p>
      <text:p text:style-name="P16">Построение списка дефектных блоков в интервале 00000000 - 00001000</text:p>
      <text:p text:style-name="P16"><text:s/>Проверка блока 00000312 - badblock (BSPFOTA+5f)</text:p>
      <text:p text:style-name="P16"><text:s/>Проверка блока 00000384 - badblock (APPSBL+4)</text:p>
      <text:p text:style-name="P16"><text:s/>Проверка блока 0000052a - badblock (SCRUB+151)</text:p>
      <text:p text:style-name="P16"><text:s/>Проверка блока 0000080f - badblock (USERDATA+ac)</text:p>
      <text:p text:style-name="P16"><text:s/>Проверка блока 00000a2e - badblock (RECOVERY+52)</text:p>
      <text:p text:style-name="P16"><text:s/>Проверка блока 00000b0e - badblock (ZTEDATA+d4)</text:p>
      <text:p text:style-name="P16"><text:soft-page-break/><text:s/>Проверка блока 00000e6a - badblock (RECOVERYFS+19f)</text:p>
      <text:p text:style-name="P16"><text:s/>Проверка блока 00000f36 - badblock (RECOVERYFS+26b)</text:p>
      <text:p text:style-name="P16"><text:s/>Проверка блока 00000fab - badblock (RECOVERYFS+2e0)</text:p>
      <text:p text:style-name="P16">* Всего дефектных блоков: 9</text:p>
      <text:p text:style-name="P16"/>
      <text:p text:style-name="P5">В списке приводится абсолютный номер блока, а также номер относительно начала раздела, в котором расположен блок (если доступна карта разделов). Как обычно, с помощью ключей -b и -l можно задать интервал проверяемых блоков. <text:span text:style-name="T5">Копия списка сохранияется в файл badblocks.lst. </text:span>Я настоятельно рекомендую перед началом экспериментов с новым устройством составить для него этот список и сохранить его в надежном месте. Это позволит восстановить маркеры заводских блоков в случае их случайного стирания.</text:p>
      <text:p text:style-name="P5"/>
      <text:p text:style-name="P21">Установка и снятие маркера</text:p>
      <text:p text:style-name="P12"/>
      <text:p text:style-name="P12">Утилита qbadblocks позволяет установить или снять маркер дефекта с любого блока флешки, кроме блока 0 (он всегда должен быть исправным). Для этого используются ключи -m и -u:</text:p>
      <text:p text:style-name="P17"/>
      <text:p text:style-name="P18">qbadblock -m &lt;blk&gt; <text:s text:c="2"/>- отмечает блок blk как дефектный</text:p>
      <text:p text:style-name="P18">qbadblock -u &lt;blk&gt; <text:s text:c="2"/>- снимает маркер дефекта с блока blk</text:p>
      <text:p text:style-name="P12"/>
      <text:p text:style-name="P21">Управление позицией маркера</text:p>
      <text:p text:style-name="P21"/>
      <text:p text:style-name="P12">Может так случиться, что загрузчик в процессе инициализации флешки некорректно определяет положение маркера дефектного блока. В этом случае можно принудительно установить позицию маркера на нужный байт поля данных сектора с помощью ключа -s, например:</text:p>
      <text:p text:style-name="P12"/>
      <text:p text:style-name="P18">qbadblock -s 1d1</text:p>
      <text:p text:style-name="P20"/>
      <text:p text:style-name="P12">Эта команда установит позицию маркера на байт 1D1. Установка будет действовать до перезагрузки устройства, <text:s/>или до установки новой позиции маркера.</text:p>
      <text:p text:style-name="P12"/>
      <text:p text:style-name="P12"/>
      <text:p text:style-name="P23">qrflash - Обработка дефектных блоков при чтении</text:p>
      <text:p text:style-name="P23"/>
      <text:p text:style-name="P3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3"/>
      <text:p text:style-name="P3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3"/>
      <text:p text:style-name="P3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3"/>
      <text:p text:style-name="P3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утверждают, что так можно спасти частично убитые данные. Для них режим и оставлен.</text:p>
      <text:p text:style-name="P3"/>
      <text:p text:style-name="P3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 <text:span text:style-name="T4">Исключение — запись фуллдампа на то же самое устройство, с которого он был снят (для полного восстановления прошивки, например) — при этом маркеры бедблоков будут записаны на свои родные места, и заводской список дефектов не нарушится.</text:span></text:p>
      <text:p text:style-name="P3"/>
      <text:p text:style-name="P24">q<text:span text:style-name="T7">wdirect</text:span> - Обработка дефектных блоков при <text:span text:style-name="T7">записи</text:span></text:p>
      <text:p text:style-name="P3"/>
      <text:p text:style-name="P6">Утилита qwdirect также имеет полный набор средств для обработки дефектных блоков. Для управления ими также используется ключ -u. Однако здесь этот ключ можно задать в командной строке несколько раз для <text:soft-page-break/>установки нужных режимов. Ключ имеет следующие значения:</text:p>
      <text:p text:style-name="P6"/>
      <text:p text:style-name="P6">-us - <text:span text:style-name="T9">игнорировать</text:span> <text:span text:style-name="T9">признаки </text:span>дефектны<text:span text:style-name="T9">х</text:span> блок<text:span text:style-name="T9">ов</text:span>, отмеченные во входном файле. Когда qrflash при чтении встречает дефектный блок, то в выходной дамп (если данный режим установлен) записывает специальный блок, состоящих из байта 0xbb. Если такой блок встречается во входном файле, то qwdrect <text:span text:style-name="T9">по умолчанию </text:span>просто пропускает его и продолжает чтение входного файла. <text:span text:style-name="T9">Однако </text:span>при записи полного дампа (фуллдампа) <text:span text:style-name="T9">блоки пропускать нельзя</text:span>, поскольку пропуск входных блоков автоматически приведет к нарушению границ разделов. <text:span text:style-name="T9">Пропуск блоков</text:span> <text:span text:style-name="T9">можно</text:span> использовать только для записи образов конкретных разделов, вырезанных из фуллдампа. <text:span text:style-name="T9">Поэтому, используя ключ -us, можно записывать данные без сдвигов и нарушения абсолютных адресов блоков. При этом, на флешку будет записан мусор (блок из всех байтов 0xbb) на месте дефектных блоков исходного дампа. Это, скорее всего, приведет к частичной или полной неработоспособности устройства. </text:span></text:p>
      <text:p text:style-name="P6"/>
      <text:p text:style-name="P6">-uc <text:s/>- симулировать дефектные блоки входного файла. В этом режиме, если во входном файле встретился блок, помеченый как дефектный (байтами 0xbb), то на целевой флешке создается фиктивный дефектный блок. То есть вполне исправный и живой блок будет помечен как дефектный. Это позволяет (при одновременном указании ключа -ub) адекватно записать чужой фуллдамп в свою флешку. При этом все дефектные блоки исходной флешки-донора будут объявлены дефектными и на целевой флешке. Естественно, этот режим достаточно подлый - созданые псевдодефектный блоки практически ничем не будут отличаться от заводских. И использовать его следует только в САМЫХ КРАЙНИХ случаях, когда восстановить работу устройства надо быстро и любой ценой, а в налиии имеется только чужой фуллдамп.</text:p>
      <text:p text:style-name="P6"/>
      <text:p text:style-name="P6">-um <text:s/>- проверять соответствие дефектных блоков файла и флешки. Это достаточно полезный режим, предназначенный для заливки фуллдампа в ту же самую флешку, с которой он считывался. Поскольку заводские <text:span text:style-name="T8">дефектные блоки</text:span> дампа и флешки совпадают полностью, то такой способ заливки дампа позволяет быстро и без потерь восстановить работу устройства. В этом режиме qwdirect, встречая помеченный в файле дефе<text:span text:style-name="T8">к</text:span>тный блок, проверяет, является ли дефектным соответствующий ему блок на флешке. Если да, то блок просто пропускается , и запись продолжается со следующего блока. Заводской маркер дефекта не затрагивается. Если соответствующий блок флешки — не дефектный, то процесс записи аварийно завершается, поскольку <text:span text:style-name="T8">в этом случае дамп не соответствует флешке (является чужим) и дальнейшая запись становится бессмысленной.</text:span></text:p>
      <text:p text:style-name="P6"/>
      <text:p text:style-name="P7">-ux <text:s text:c="6"/>- отключить аппаратный контроль дефектных блоков. В этом режиме блок входного дампа записывается на флешку полностью, включая маркер дефектного блока. Исходный дамп для такой записи должен сниматься с помощью qrflash также с ключом -ux. Данный режим также позволяет адекватно записать дамп в ту флешку, с которой он был считан. Но использовать его крайне не рекомендуется. Во-первых, производить любые действия <text:s/>(и особенно стирание) с заводскими дефектными блоками достаточно опасно — раз блок дефектный, то не факт, что при следующей записи адекватно пропишется маркер. Во-вторых, в этом режиме невозможно призвести контроль соответствия дефектных блоков дампа и флешки, в результате чего можно случайно залить в устройство чужой дамп и затереть все заводские маркеры. Лучше в качестве фуллдампа использовать дамп, снятый с помощью qrflash -uf, и записывать его с ключом -um.</text:p>
      <text:p text:style-name="P7"/>
      <text:p text:style-name="P7">-ub <text:s/>- не проверять дефектность блоков флешки перед записью. Это ОЧЕНЬ ОПАСНЫЙ режим. В нормальном режиме работы qwdirect, перед тем как записать очередной блок, проверяет, не является ли блок дефектным. С помощью данного ключа можно запретить эту проверку — целевой блок будет стерт и записан как обычный блок, даже если является дефектным. Это гарантированно приведет к уничтожению заводских маркеров. По сути, данный режим к применению настоятельно НЕ рекомендован. Он может использоваться только при отладке, для перезаписи созданных вручную псевдодефектных блоков (например, с помощью qbadblock -m). Именно этот режим использовался программой qwdirect до того, как в нее были встроены средства контроля дефектных блоков. Запись фулдампов с использованием этого режима — грубое и ничем не оправданное вмешательство, приводящее к массе потен<text:span text:style-name="T12">ц</text:span>иальных проблем из-за использования заводских дефектных блоков для хранения данных.</text:p>
      <text:p text:style-name="P7"/>
      <text:p text:style-name="P25">О фуллдампах и клонировании полной флешки.</text:p>
      <text:p text:style-name="P8"/>
      <text:p text:style-name="P8">Многие ремонтники и исследователи для упрощения св<text:span text:style-name="T12">о</text:span>ей жизни используют <text:span text:style-name="T10">полные посекторные дампы флешек — фуллдампы. Предполагается, что такой дамп позволяет быстро восстановить прошивку устройства. Однако, наличие дефектных блоков на флешке устройства-донора и восстанавливаемого пациента, по вышеизложенным причинам, полностью препятствует использованию такого простого способа.</text:span></text:p>
      <text:p text:style-name="P9">Следует различать 2 принципиально различных ситуации.</text:p>
      <text:p text:style-name="P9">1. Донор и пациент — одно и то же устройство, то есть мы пытаемся записать фуллдамп на устройство, с которого этот дамп был когда-то считан. Это самый благоприятный случай. Дефектные блоки лежат в одних и тех же местах и в дампе и на флешке, и достаточно просто обойти их при записи. Фуллдамп следует считывать с устройства командой qrflash с ключом -uf (который и подразумевается по умолчанию при чтении без <text:soft-page-break/>использования карты разделов). Запись делается с помощью qwdirect с ключом -um. При этом проверяется соответсвие дефектных маркеров в дампе и на флешке, и дефектные блоки пропускаются. Если в дампе обнаружится признак дефектного блока, а на флешке соотвествующий блок окажется хорошим, или, наоборот, на флешке встретися дефектный блок, не отмеченный в дампе — запись аварийно завершится. Это будет означать, что мы пытаемся залить в устройство чужой дамп, или на флешке образовались новые дефектные блоки. В любом случае, адекватная запись фуллдампа становится невозможной.</text:p>
      <text:p text:style-name="P9"/>
      <text:p text:style-name="P9">2. Донор и пациент — разные устройства, и мы пытаемся склонировать прошивку. Если на флешках донора и пациента нет ни одного дефектного блока — никаких проблем, фуллдамп считается, зальется и пациет оживет. Если же на любой из флешек есть хотя бы один дефектный блок — то использовать фуллдамп НЕЛЬЗЯ.</text:p>
      <text:p text:style-name="P9">Но если нельзя, но очень хочется… Можно считать прошивку с помощью qrflash -ux, и записать ее также с помощью qwdirect -ux. При этом дефектные маркеры флешки-донора запишутся на флешку пациента как есть, и вполне живые блоки пациента будут объявлены дефектными. Хотя, при этом все запишется правильно и пациент заработает. Хуже, если дефектные блоки имеются на флешке пациента. При таком способе записи заводские маркеры будут стерты, <text:span text:style-name="T11">и в дефектные блоки будут записаны реальные данные. Результат такой записи непредсказуем — от полной неработоспособности устройства до феерически неуловимых сбоев в работе устройства в далеком будущем. Так что такой способ клонирования прошивки следует признать крайне неудачным. Гораздо более правильным будет способ копирования прошивки по разделам.</text:span></text:p>
      <text:p text:style-name="P9"/>
      <text:p text:style-name="P26"><text:span text:style-name="T11">Копирование</text:span> п<text:span text:style-name="T11">рошивки по разделам</text:span>.</text:p>
      <text:p text:style-name="P26"/>
      <text:p text:style-name="P10">Копирование по разделам — это правильный способ заливки прошивки. Именно его используют фирменные <text:s/>программы обновления прошивки и технологические утилиты типа QPST. При этом все заводские дефектные блоки аккуратно обходятся без всяких сдвигов адресации. Рассмотрим оба этапа — чтение прошивки с устройства-донора и запись ее в устройство-пациент.</text:p>
      <text:p text:style-name="P10">Чтение делается с помощью утилиты qrflash в режиме работы с разделами. Вначале читаем все разделы с устройства (естественно, с ООВ) , пропуская дефектные блоки:</text:p>
      <text:p text:style-name="P10"/>
      <text:p text:style-name="P27">qrflash -s@ -x</text:p>
      <text:p text:style-name="P10"/>
      <text:p text:style-name="P10">Ключ -us, включающий режим пропуска дефектных блоков, в режиме работы с разделами включается по умолчанию — можно его не указывать. Затем сохраняем карту разделов устройства в отдельный файл:</text:p>
      <text:p text:style-name="P10"/>
      <text:p text:style-name="P28">qrflash -s@ -m &gt;part.lst</text:p>
      <text:p text:style-name="P10"/>
      <text:p text:style-name="P10">Теперь все прочитанные файл *.oob и файл part.lst будут составлять образ прошивки, пригодный для заливки в любое аналогичное устройство. Можно их собрать в архив и положить на хранение.</text:p>
      <text:p text:style-name="P10">Запись делается с помощью qwdirect, но полной автоматизации, как при чтении, здесь не будет. Для каждого раздела придется дать отдельную команду записи:</text:p>
      <text:p text:style-name="P10"/>
      <text:p text:style-name="P28">qwdirect -fi -b&lt;start&gt; &lt;file&gt;</text:p>
      <text:p text:style-name="P10"/>
      <text:p text:style-name="P10">Номер стартового блока можно посмотреть в карте разделов, предварительно сохраненной при чтении. А номер раздела в карте — это первые 2 цифры имени файла, содержащего дамп раздела. Таким образом можно записать все разделы, или только некоторые, нуждающиеся в восстановлении. Все дефектные блоки, найденные на флешке пациента, будут пропущены при записи. В результате заводские дефекты не потеряются, и адресация блоков не нарушится, поскольку запись начинается не с начала флешки, а с границы разде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2-07T17:03:20.862370513</dc:date>
    <meta:editing-duration>PT1H27M3S</meta:editing-duration>
    <meta:editing-cycles>14</meta:editing-cycles>
    <meta:generator>LibreOffice/5.0.3.2$Linux_X86_64 LibreOffice_project/00m0$Build-2</meta:generator>
    <meta:document-statistic meta:table-count="0" meta:image-count="0" meta:object-count="0" meta:page-count="4" meta:paragraph-count="61" meta:word-count="2274" meta:character-count="16484" meta:non-whitespace-character-count="14201"/>
  </office:meta>
</office:document-meta>
</file>